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5323" officeooo:paragraph-rsid="001e5323"/>
    </style:style>
    <style:style style:name="P2" style:family="paragraph" style:parent-style-name="Standard">
      <style:paragraph-properties fo:text-align="center" style:justify-single-word="false"/>
      <style:text-properties fo:font-size="24pt" officeooo:rsid="001e5323" officeooo:paragraph-rsid="001e5323" style:font-size-asian="24pt" style:font-size-complex="24pt"/>
    </style:style>
    <style:style style:name="P3" style:family="paragraph" style:parent-style-name="Standard">
      <style:paragraph-properties fo:text-align="end" style:justify-single-word="false"/>
      <style:text-properties fo:font-size="14pt" officeooo:rsid="001e5323" officeooo:paragraph-rsid="001e5323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5pt" officeooo:rsid="002106bb" officeooo:paragraph-rsid="002106bb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size="15pt" officeooo:rsid="002106bb" officeooo:paragraph-rsid="00238173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fo:font-size="18pt" officeooo:rsid="002106bb" officeooo:paragraph-rsid="00238173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fo:font-size="14pt" officeooo:rsid="002106bb" officeooo:paragraph-rsid="002106bb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238173" officeooo:paragraph-rsid="00238173" style:font-size-asian="12.25pt" style:font-size-complex="14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officeooo:rsid="00238173" officeooo:paragraph-rsid="00238173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268da1" officeooo:paragraph-rsid="00268da1" style:font-size-asian="12.25pt" style:font-size-complex="14pt"/>
    </style:style>
    <style:style style:name="T1" style:family="text">
      <style:text-properties officeooo:rsid="002106bb"/>
    </style:style>
    <style:style style:name="T2" style:family="text">
      <style:text-properties officeooo:rsid="00248e30"/>
    </style:style>
    <style:style style:name="T3" style:family="text">
      <style:text-properties officeooo:rsid="00268da1"/>
    </style:style>
    <text:list-style style:name="L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date style:data-style-name="N37" text:date-value="2025-11-13T02:36:01.971095809">11/12/25</text:date></text:p>
      <text:p text:style-name="P2">Math 5099 – Colloquium </text:p>
      <text:p text:style-name="P2"><text:span text:style-name="T1">Fall</text:span> 2025</text:p>
      <text:p text:style-name="P1"/>
      <text:p text:style-name="P6">Guiding Stress: </text:p>
      <text:p text:style-name="P6">From Pentamodes to Cable Webs to Masonry Structures</text:p>
      <text:p text:style-name="P5">By Graeme Milton, Ph.D. </text:p>
      <text:p text:style-name="P5">Department of Mathematics, University of Utah</text:p>
      <text:p text:style-name="P4"/>
      <text:p text:style-name="P7">Reflection by Paul Carmody</text:p>
      <text:p text:style-name="P7"/>
      <text:p text:style-name="P8">Originally from Sydney Australia. <text:s/>Two problems</text:p>
      <text:list text:style-name="L1">
        <text:list-item>
          <text:p text:style-name="P9">Concentrating field in to a region</text:p>
        </text:list-item>
        <text:list-item>
          <text:p text:style-name="P9">shielding a region into a field.</text:p>
        </text:list-item>
      </text:list>
      <text:p text:style-name="P8"/>
      <text:p text:style-name="P8">Speaks of heat conductivity and current conductivity. <text:s/>Reminds me a lot of the typical one dimensional differential equation <text:span text:style-name="T2">about flux down a rod. <text:s/></text:span><text:span text:style-name="T3">Pentamode meaning that it has five degrees of freedom in its deformations.</text:span></text:p>
      <text:p text:style-name="P8"/>
      <text:p text:style-name="P10">What’s a pentamode? <text:s/>A new class of elastic material, discovered in 1995. <text:s text:c="2"/>Called the grandfather of all (linearly elastic) materials. <text:s/>A picture of an actual microstructure constructed using these modes. <text:s/>FASCINATING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5:55:18.589233463</meta:creation-date>
    <meta:generator>LibreOffice/24.2.7.2$Linux_X86_64 LibreOffice_project/420$Build-2</meta:generator>
    <dc:date>2025-11-13T02:36:01.817925689</dc:date>
    <meta:editing-duration>PT7H58M45S</meta:editing-duration>
    <meta:editing-cycles>7</meta:editing-cycles>
    <meta:print-date>2025-11-12T16:52:22.222799930</meta:print-date>
    <meta:printed-by>PDF files</meta:printed-by>
    <meta:document-statistic meta:table-count="0" meta:image-count="0" meta:object-count="0" meta:page-count="1" meta:paragraph-count="13" meta:word-count="116" meta:character-count="761" meta:non-whitespace-character-count="648"/>
  </office:meta>
</office:document-meta>
</file>